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8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Precio</text:p>
          </table:table-cell>
          <table:table-cell/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https://es.aliexpress.com/store/product/UNO-R3-CH340G-ATmega168-compatible-for-Arduino-UNO-Duemilanove-168/1950989_32569646445.html?ws_ab_test=searchweb0_0,searchweb201602_2_422,searchweb201603_1&amp;btsid=4f51250f-d5c5-401a-a02b-b15e75febf4f</text:p>
          </table:table-cell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https://es.aliexpress.com/store/product/Free-Shipping-Pro-Mini-168-Mini-ATMEGA168-5V-16MHz-For-Arduino-Compatible-With-Nano/1962508_32551909986.html?ws_ab_test=searchweb0_0,searchweb201602_2_10092_10091_10090_10088_422_10089,searchweb201603_1&amp;btsid=6f1e2a32-a633-4635-a1f3-102bee112347</text:p>
          </table:table-cell>
        </table:table-row>
        <table:table-row table:style-name="ro1">
          <table:table-cell office:value-type="string" calcext:value-type="string">
            <text:p>SD shiel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a xlink:href="https://es.aliexpress.com/store/product/Hot-Sale-Good-Micro-SD-Storage-Board-TF-Card-Reader-Memory-Shield-Module-SPI-for-arduino/1757110_32315062721.html?ws_ab_test=searchweb0_0,searchweb201602_2_10092_10091_10090_10088_422_10089,searchweb201603_1&amp;btsid=3f8a5075-a787-417c-8d04-e16cbb5da9ae" xlink:type="simple">https://es.aliexpress.com/store/product/Hot-Sale-Good-Micro-SD-Storage-Board-TF-Card-Reader-Memory-Shield-Module-SPI-for-arduino/1757110_32315062721.html?ws_ab_test=searchweb0_0,searchweb201602_2_10092_10091_10090_10088_422_10089,searchweb201603_1&amp;btsid=3f8a5075-a787-417c-8d04-e16cbb5da9ae</text:a></text:p>
          </table:table-cell>
        </table:table-row>
        <table:table-row table:style-name="ro1">
          <table:table-cell office:value-type="string" calcext:value-type="string">
            <text:p>Pantalla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https://es.aliexpress.com/store/product/High-Quality-8448-84x84-LCD-Module-blue-backlight-adapter-PCB-for-Nokia-5110-for-Arduino/1630603_32614385091.html?ws_ab_test=searchweb0_0,searchweb201602_2_10092_10091_10090_10088_422_10089,searchweb201603_1&amp;btsid=99dc4732-8fc5-4d35-843a-958e51763fd3</text:p>
          </table:table-cell>
        </table:table-row>
        <table:table-row table:style-name="ro1">
          <table:table-cell office:value-type="string" calcext:value-type="string">
            <text:p>Receptor FM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https://es.aliexpress.com/store/product/FREE-SHIPPING-TEA5767-FM-Stereo-Radio-Module-for-Arduino-76-108MHZ-With-Free-Cable-Antenna/912692_32274691407.html?ws_ab_test=searchweb0_0,searchweb201602_2_422,searchweb201603_1&amp;btsid=36348766-37a5-4e8d-8a73-e474d27fd829</text:p>
          </table:table-cell>
        </table:table-row>
        <table:table-row table:style-name="ro1">
          <table:table-cell office:value-type="string" calcext:value-type="string">
            <text:p>Conector de baterí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dafruit.com/products/80</text:p>
          </table:table-cell>
        </table:table-row>
        <table:table-row table:style-name="ro1">
          <table:table-cell office:value-type="string" calcext:value-type="string">
            <text:p>GPS</text:p>
          </table:table-cell>
          <table:table-cell office:value-type="float" office:value="6.87" calcext:value-type="float">
            <text:p>6.87</text:p>
          </table:table-cell>
          <table:table-cell office:value-type="string" calcext:value-type="string">
            <text:p>https://es.aliexpress.com/store/product/Free-Shipping-1PC-Ublox-NEO6MV2-GPS-Module-Aircraft-Flight-Controller-For-Arduino-New/535576_1765520677.html?ws_ab_test=searchweb0_0,searchweb201602_2_10092_10091_10090_10088_422_10089,searchweb201603_1&amp;btsid=7f7a2c4f-7b5c-4cc9-9600-9b48d83f71c3</text:p>
          </table:table-cell>
        </table:table-row>
        <table:table-row table:style-name="ro1">
          <table:table-cell office:value-type="string" calcext:value-type="string">
            <text:p>Bluetooth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https://es.aliexpress.com/store/product/Bluetooth-Serial-Transceiver-Module-Base-Board-For-HC-06-HC-07-HC-05-or-Arduino-MEGA/1657031_32420850471.html?ws_ab_test=searchweb0_0,searchweb201602_2_10092_10091_10090_10088_422_10089,searchweb201603_1&amp;btsid=8c249e88-25ab-41a5-be84-d645567d6a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8:40:53.777057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21:48:31.696693526</meta:creation-date>
    <dc:date>2016-11-01T22:41:25.266563988</dc:date>
    <meta:editing-duration>PT1H6M19S</meta:editing-duration>
    <meta:editing-cycles>2</meta:editing-cycles>
    <meta:generator>LibreOffice/5.2.2.2.0$Linux_X86_64 LibreOffice_project/20m0$Build-2</meta:generator>
    <meta:document-statistic meta:table-count="1" meta:cell-count="26" meta:object-count="0"/>
  </office:meta>
</office:document-meta>
</file>